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17"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T1" style:family="text">
      <style:text-properties fo:color="#3333ff"/>
    </style:style>
    <style:style style:name="T2" style:family="text">
      <style:text-properties fo:color="#009900"/>
    </style:style>
    <style:style style:name="T3" style:family="text">
      <style:text-properties style:language-asian="ja" style:country-asian="JP"/>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pubs.rsc.org/en/content/articlelanding/2017/cs/c6cs00066e#!divAbstract" text:style-name="Internet_20_link" text:visited-style-name="Visited_20_Internet_20_Link"><text:span text:style-name="T3">https://pubs.rsc.org/en/content/articlelanding/2017/cs/c6cs00066e#!divAbstract</text:span></text:a></text:p>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successful in an already crowded arena.</text:p>
        <text:p text:style-name="P12"/>
        <text:p text:style-name="P12"><text:soft-page-break/><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
        <text:p text:style-name="P5"><text:s/>i.</text:p>
        <text:p text:style-name="P5"><text:soft-page-break/></text:p>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
        <text:p text:style-name="P5"><text:s/>the conversion of this main <text:soft-page-break/>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text:soft-page-break/></text:p>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text:soft-page-break/>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text:soft-page-break/></text:p>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text:soft-page-break/></text:p>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text:soft-page-break/></text:p>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text:span text:style-name="T1">co-reactant</text:span>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text:soft-page-break/>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text:span text:style-name="T1">direct oxidative pathway</text:span>,</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text:soft-page-break/>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oft-page-break/><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ext:soft-page-break/>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text:span text:style-name="T1">endothermic</text:span>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text:soft-page-break/></text:p>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ext:soft-page-break/>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text:soft-page-break/></text:p>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text:soft-page-break/></text:p>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text:span text:style-name="T1">glycerol</text:span>.</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ext:soft-page-break/>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oft-page-break/><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text:soft-page-break/>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text:span text:style-name="T2">catalytic hydrogenation of CO2 to methane</text:span>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ext:soft-page-break/>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oft-page-break/><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text:span text:style-name="T2">water–gas shift reaction</text:spa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text:soft-page-break/></text:p>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text:soft-page-break/>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text:soft-page-break/></text:p>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text:span text:style-name="T1">valorization</text:spa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text:soft-page-break/>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xt:soft-page-break/>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text:span text:style-name="T1">overpotential</text:span>,</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text:soft-page-break/>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oft-page-break/><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text:soft-page-break/></text:p>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text:soft-page-break/></text:p>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text:span text:style-name="T1">perovskite oxides</text:span>.</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text:soft-page-break/>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text:span text:style-name="T2">lack of fundamental research into the behaviour of the metal oxides under the high-temperature conditions</text:span>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oft-page-break/><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text:soft-page-break/></text:p>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text:span text:style-name="T1">conduction band energy minimum</text:span> is higher than that for CO2 photoreduction.</text:p>
        <text:p text:style-name="P1"/>
        <text:p text:style-name="P1">60 Again the efficiency of the <text:soft-page-break/>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text:soft-page-break/></text:p>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oft-page-break/><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ft-page-break/><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text:soft-page-break/></text:p>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text:span text:style-name="T2">algae are more photosynthetically efficient than terrestrial plants</text:span>,</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text:span text:style-name="T1">biomass-to-liquid</text:span> (BTL) approaches using fast growing algae.</text:p>
        <text:p text:style-name="P1"/>
        <text:p text:style-name="P1">69,70 Furthermore,</text:p>
        <text:p text:style-name="P1"/>
        <text:p text:style-name="P1"><text:s/>valuable co-products,</text:p>
        <text:p text:style-name="P1"/>
        <text:p text:style-name="P1"><text:s/>such as %%<text:span text:style-name="T1">biopolymers</text:span>,</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text:soft-page-break/>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ext:span text:style-name="T2">transferred directly</text:span>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text:span text:style-name="T2">formation of hot spots</text:span>,</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text:span text:style-name="T2">only one possibility to create a plasma</text:span>,</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text:span text:style-name="T2">locational flexibility</text:span>.</text:p>
        <text:p text:style-name="P1"/>
        <text:p text:style-name="P1"><text:s/>As such,</text:p>
        <text:p text:style-name="P1"/>
        <text:p text:style-name="P1"><text:s/>both production on demand and remote production become possible,</text:p>
        <text:p text:style-name="P1"/>
        <text:p text:style-name="P1"><text:s/>which is a critical point for %%<text:span text:style-name="T1">carbon capture and utilization (CCU)</text:span>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text:span text:style-name="T2">non-selective in the formation of targeted products</text:span>.</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text:soft-page-break/>#18</text:p>
      <text:section text:style-name="Sect1" text:name="セクション17">
        <text:p text:style-name="P1"><text:s/>4.1.3. Warm plasmas</text:p>
        <text:p text:style-name="P1"/>
        <text:p text:style-name="P1">Conventional thermal and non-thermal discharges #%<text:span text:style-name="T2">cannot simultaneously provide a high level of non-equilibrium and a high electron density</text:span>,</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ext:span text:style-name="T1">translational temperature</text:span>.</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text:span text:style-name="T1">electron energy distribution</text:spa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text:span text:style-name="T1">warm discharges</text:span>,</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oft-page-break/><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text:span text:style-name="T2">90% of the energy goes into vibrational excitations</text:span>.</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text:soft-page-break/>#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text:span text:style-name="T2">vibrational levels of CO2 can play an important role in the efficient dissociation of CO2</text:span>. To achieve direct electron-impact dissociation,</text:p>
        <text:p text:style-name="P1"/>
        <text:p text:style-name="P1"><text:s/>an electron #%<text:span text:style-name="T2">needs to have enough energy (&gt;7 eV)</text:span>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text:soft-page-break/></text:p>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text:span text:style-name="T2">step-wise vibrational excitation</text:span>,</text:p>
        <text:p text:style-name="P1"/>
        <text:p text:style-name="P1"><text:s/>i.</text:p>
        <text:p text:style-name="P1"/>
        <text:p text:style-name="P1">e. the so-called %%<text:span text:style-name="T1">ladder-climbing process</text:span>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oft-page-break/><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text:span text:style-name="T1">dielectric barrier</text:span>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oft-page-break/><text:s/>to over 1 mm (e.</text:p>
        <text:p text:style-name="P1"/>
        <text:p text:style-name="P1">g. for ozone generators) to several cm (e.</text:p>
        <text:p text:style-name="P1"/>
        <text:p text:style-name="P1">g. in %<text:span text:style-name="T1">CO2 lasers</text:span>).</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text:span text:style-name="T1">filamentary mode</text:span>’,</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text:soft-page-break/></text:p>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text:p>
      <text:p text:style-name="P10">#21</text:p>
      <text:p text:style-name="P1">“4.2.2. Microwave (MW) discharge Microwave discharges”</text:p>
      <text:p text:style-name="P1"/>
      <text:p text:style-name="P1"/>
      <text:p text:style-name="P1"/>
      <text:p text:style-name="P1"/>
      <text:p text:style-name="P1">]XXX</text:p>
      <text:p text:style-name="P1"/>
      <text:p text:style-name="P1"/>
      <text:p text:style-name="P1">------------------------------------------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text:soft-page-break/></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10T19:14:27.63</dc:date>
    <dc:creator>iwabuchi ken</dc:creator>
    <meta:editing-duration>PT7H39M48S</meta:editing-duration>
    <meta:editing-cycles>104</meta:editing-cycles>
    <meta:generator>OpenOffice/4.1.3$Win32 OpenOffice.org_project/413m1$Build-9783</meta:generator>
    <meta:document-statistic meta:table-count="2" meta:image-count="0" meta:object-count="0" meta:page-count="66" meta:paragraph-count="1520" meta:word-count="13315" meta:character-count="86140"/>
  </office:meta>
</office:document-meta>
</file>